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style:style>
    <style:style style:name="T11" style:family="text">
      <style:text-properties style:font-name="Calibri1"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 Ej, żebyśmy to choć jedną rotę dragonii mieli, choć malutką, to już byśmy Kamieniec zdobyli - pieklił się pułkownik Silnicki, czapkę swą na ziem rzuciwszy i pięści do skroni nagiej przykładając.</text:span></text:p>
      <text:p text:style-name="Dialog"><text:span text:style-name="T6">- I co by ta jedna mała rota uczyniła? - pytał pan Ostrowski, ocknąwszy się w zajeździe w Oryninie, gdzie rannych z bitwy <text:s/>kamienieckiej złożono.</text:span></text:p>
      <text:p text:style-name="Dialog"><text:span text:style-name="T6">-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span></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oft-page-break/><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oft-page-break/><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oft-page-break/><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wojska hetmana polnego litewskiego Michała Radziwiłła. Obozuj</text:span><text:span text:style-name="T6">ą</text:span><text:span text:style-name="T6">c tam</text:span><text:span text:style-name="T6">ż</text:span><text:span text:style-name="T6">e, pozna</text:span><text:span text:style-name="T6">ł</text:span><text:span text:style-name="T6"> </text:span></text:p>
      <text:p text:style-name="P11"><text:span text:style-name="T6">Jan zwr</text:span><text:span text:style-name="T6">ó</text:span><text:span text:style-name="T6">ci</text:span><text:span text:style-name="T6">ł</text:span><text:span text:style-name="T6"> uwag</text:span><text:span text:style-name="T6">ę</text:span><text:span text:style-name="T6"> Szymona na lichsze ni</text:span><text:span text:style-name="T6">ż</text:span><text:span text:style-name="T6"> w Koronie wyposa</text:span><text:span text:style-name="T6">ż</text:span><text:span text:style-name="T6">enie wojak</text:span><text:span text:style-name="T6">ó</text:span><text:span text:style-name="T6">w litewskich. Tak i </text:span><text:span text:style-name="T6">ś</text:span><text:span text:style-name="T6">redniej jazdy nie nazywano na Litwie pancernymi, lecz petyhorcami, bo ma</text:span><text:span text:style-name="T6">ł</text:span><text:span text:style-name="T6">o kt</text:span><text:span text:style-name="T6">ó</text:span><text:span text:style-name="T6">ry z nich kolczug</text:span><text:span text:style-name="T6">ę</text:span><text:span text:style-name="T6"> zak</text:span><text:span text:style-name="T6">ł</text:span><text:span text:style-name="T6">ada</text:span><text:span text:style-name="T6">ł</text:span><text:span text:style-name="T6">.</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text:soft-page-break/>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09T13:55:58.70</dc:date>
    <meta:editing-cycles>848</meta:editing-cycles>
    <meta:editing-duration>P2DT4H11M35S</meta:editing-duration>
    <meta:document-statistic meta:table-count="0" meta:image-count="0" meta:object-count="0" meta:page-count="15" meta:paragraph-count="140" meta:word-count="7118" meta:character-count="4821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